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cd4d1"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51" table:default-cell-style-name="Default"/>
        <table:table-row table:style-name="ro1">
          <table:table-cell table:style-name="ce4"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style-name="ce4"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style-name="ce4"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style-name="ce4"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style-name="ce4"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style-name="ce4"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style-name="ce4"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style-name="ce4"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style-name="ce4"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style-name="ce4"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style-name="ce4"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style-name="ce4"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style-name="ce4"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style-name="ce4"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style-name="ce4"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style-name="ce4"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style-name="ce4"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style-name="ce4"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style-name="ce4"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style-name="ce4"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style-name="ce4"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style-name="ce4"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style-name="ce4"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style-name="ce4"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style-name="ce4"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style-name="ce4"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style-name="ce7"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style-name="ce7"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style-name="ce7"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style-name="ce7"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style-name="ce7"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style-name="ce7"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style-name="ce7"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style-name="ce7"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style-name="ce7"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style-name="ce7"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style-name="ce7"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style-name="ce7"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style-name="ce7"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style-name="ce7"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style-name="ce7"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style-name="ce7"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style-name="ce7"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style-name="ce7"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style-name="ce7"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style-name="ce7"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style-name="ce7"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style-name="ce7"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style-name="ce7"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style-name="ce7"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style-name="ce7"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style-name="ce7"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style-name="ce7"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style-name="ce7"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style-name="ce7"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style-name="ce7"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style-name="ce7"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style-name="ce7"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style-name="ce7"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style-name="ce7"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style-name="ce7"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style-name="ce7"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style-name="ce7"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style-name="ce7"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style-name="ce7"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style-name="ce7"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style-name="ce7"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style-name="ce7"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style-name="ce7"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style-name="ce7"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style-name="ce7"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style-name="ce7"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style-name="ce7"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style-name="ce7"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style-name="ce7"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style-name="ce7"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style-name="ce7"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style-name="ce7"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style-name="ce7"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style-name="ce7"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style-name="ce7"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style-name="ce7"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style-name="ce7"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style-name="ce7"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style-name="ce7"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style-name="ce7"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style-name="ce7"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style-name="ce7"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style-name="ce7"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style-name="ce7"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style-name="ce7"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style-name="ce7"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style-name="ce7"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style-name="ce7"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style-name="ce7"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style-name="ce7"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style-name="ce7"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style-name="ce7"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style-name="ce7"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style-name="ce7"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style-name="ce7"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style-name="ce7"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style-name="ce7"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style-name="ce7"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style-name="ce7"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style-name="ce7"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style-name="ce7"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style-name="ce7"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style-name="ce7"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style-name="ce7"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style-name="ce7"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style-name="ce7"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style-name="ce7"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style-name="ce7"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style-name="ce7"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style-name="ce7"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style-name="ce7"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style-name="ce7"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style-name="ce7"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style-name="ce7"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style-name="ce7"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style-name="ce7"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style-name="ce7"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style-name="ce7"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style-name="ce7"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style-name="ce7"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style-name="ce7"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style-name="ce7"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style-name="ce7"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style-name="ce7"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style-name="ce7"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style-name="ce7"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style-name="ce7"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style-name="ce7"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style-name="ce7"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style-name="ce7"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style-name="ce7"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style-name="ce7"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style-name="ce7"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style-name="ce7"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style-name="ce7"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style-name="ce7"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style-name="ce7"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style-name="ce7"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style-name="ce7"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style-name="ce7"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style-name="ce7"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style-name="ce7"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style-name="ce7"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style-name="ce7"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style-name="ce7"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style-name="ce7"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style-name="ce7"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style-name="ce7"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style-name="ce7"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style-name="ce7"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style-name="ce7"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style-name="ce7"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style-name="ce7"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style-name="ce7"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style-name="ce7"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style-name="ce7"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style-name="ce7"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style-name="ce7"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style-name="ce7"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style-name="ce7"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style-name="ce7"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style-name="ce7"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style-name="ce7"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style-name="ce7"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style-name="ce7"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style-name="ce7"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style-name="ce7"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style-name="ce7"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style-name="ce7"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style-name="ce7"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style-name="ce7"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style-name="ce7"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style-name="ce7"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style-name="ce7"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style-name="ce7"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style-name="ce7"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style-name="ce7"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style-name="ce7"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style-name="ce7"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style-name="ce7"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style-name="ce7"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style-name="ce7"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style-name="ce7"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style-name="ce7"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style-name="ce7"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style-name="ce7"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style-name="ce7"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style-name="ce7"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style-name="ce7"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style-name="ce7"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style-name="ce7"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style-name="ce7"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style-name="ce7"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style-name="ce7"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style-name="ce7"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style-name="ce7"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style-name="ce7"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style-name="ce7"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style-name="ce7"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style-name="ce7"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style-name="ce7"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style-name="ce7"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style-name="ce7"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style-name="ce7"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style-name="ce7"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style-name="ce7"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style-name="ce7"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style-name="ce7"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style-name="ce7"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style-name="ce7"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style-name="ce7"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style-name="ce7"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style-name="ce7"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style-name="ce7"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style-name="ce7"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style-name="ce7"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style-name="ce7"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style-name="ce7"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style-name="ce7"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style-name="ce7"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style-name="ce7"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style-name="ce7"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style-name="ce7"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style-name="ce7"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style-name="ce7"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style-name="ce7"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style-name="ce7"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style-name="ce7"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style-name="ce7"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style-name="ce7"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style-name="ce7"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style-name="ce7"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style-name="ce7"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style-name="ce7"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style-name="ce7"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style-name="ce7"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style-name="ce7"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style-name="ce7"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style-name="ce7"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style-name="ce7"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style-name="ce7"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style-name="ce7"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style-name="ce7"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style-name="ce7"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style-name="ce7"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style-name="ce7"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style-name="ce7"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style-name="ce7"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style-name="ce7"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style-name="ce7"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style-name="ce7"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style-name="ce7"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style-name="ce7"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style-name="ce7"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style-name="ce7"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style-name="ce7"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style-name="ce7"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style-name="ce7"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style-name="ce7"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style-name="ce7"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style-name="ce7"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style-name="ce7"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style-name="ce7"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style-name="ce7"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style-name="ce7"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style-name="ce7"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style-name="ce7"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style-name="ce7"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style-name="ce7"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style-name="ce7"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style-name="ce7"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style-name="ce7"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style-name="ce7"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style-name="ce7"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style-name="ce7"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style-name="ce7"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style-name="ce7"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style-name="ce7"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style-name="ce7"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style-name="ce7"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style-name="ce7"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style-name="ce7"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style-name="ce7"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style-name="ce7"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style-name="ce7"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style-name="ce7"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style-name="ce7"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style-name="ce7"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style-name="ce7"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style-name="ce7"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style-name="ce7"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style-name="ce7"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style-name="ce7"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style-name="ce7"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style-name="ce7"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style-name="ce7"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style-name="ce7"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style-name="ce7"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style-name="ce7"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style-name="ce7"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style-name="ce7"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style-name="ce7"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style-name="ce7"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style-name="ce7"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style-name="ce7"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style-name="ce7"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style-name="ce7"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style-name="ce7"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style-name="ce7"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style-name="ce7"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style-name="ce7"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style-name="ce7"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style-name="ce7"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style-name="ce7"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style-name="ce7"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style-name="ce7"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style-name="ce7"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style-name="ce7"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style-name="ce7"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style-name="ce7"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style-name="ce7"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style-name="ce7"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style-name="ce7"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style-name="ce7"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style-name="ce7"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style-name="ce7"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style-name="ce7"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style-name="ce7"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style-name="ce7"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style-name="ce7"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style-name="ce7"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style-name="ce7"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style-name="ce7"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style-name="ce7"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style-name="ce7"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style-name="ce7"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style-name="ce7"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style-name="ce7"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style-name="ce7"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style-name="ce7"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style-name="ce7"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style-name="ce7"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style-name="ce7"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style-name="ce7"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style-name="ce7"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style-name="ce7"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style-name="ce7"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style-name="ce7"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style-name="ce7"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style-name="ce7"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style-name="ce7"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style-name="ce7"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style-name="ce7"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style-name="ce7"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style-name="ce7"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style-name="ce7"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style-name="ce7"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style-name="ce7"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style-name="ce7"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style-name="ce7"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style-name="ce7"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style-name="ce7"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style-name="ce7"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style-name="ce7"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style-name="ce7"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style-name="ce7"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style-name="ce7"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style-name="ce7"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style-name="ce7"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style-name="ce7"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style-name="ce7"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style-name="ce7"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style-name="ce7"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style-name="ce7"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style-name="ce7"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style-name="ce7"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style-name="ce7"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style-name="ce7"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style-name="ce7"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style-name="ce7"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style-name="ce7"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style-name="ce7"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style-name="ce7"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style-name="ce7"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style-name="ce7"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style-name="ce7"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style-name="ce7"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style-name="ce7"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style-name="ce7"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style-name="ce7"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style-name="ce7"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style-name="ce7"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style-name="ce7"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style-name="ce7"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style-name="ce7"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style-name="ce7"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style-name="ce7"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style-name="ce7"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style-name="ce7"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style-name="ce7"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style-name="ce7"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style-name="ce7"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style-name="ce7"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style-name="ce7"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style-name="ce7"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style-name="ce7"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style-name="ce7"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style-name="ce7"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style-name="ce7"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style-name="ce7"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style-name="ce7"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style-name="ce7"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style-name="ce7"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style-name="ce7"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style-name="ce7"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style-name="ce7"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style-name="ce7"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style-name="ce7"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style-name="ce7"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style-name="ce7"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style-name="ce7"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style-name="ce7"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style-name="ce7"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style-name="ce7"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style-name="ce7"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style-name="ce7"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style-name="ce7"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style-name="ce7"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style-name="ce7"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style-name="ce7"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style-name="ce7"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style-name="ce7"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style-name="ce7"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style-name="ce7"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style-name="ce7"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style-name="ce7"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style-name="ce7"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style-name="ce7"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style-name="ce7"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style-name="ce7"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style-name="ce7"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style-name="ce7"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style-name="ce7"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style-name="ce7"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style-name="ce7"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style-name="ce7"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style-name="ce7"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style-name="ce7"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style-name="ce7"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style-name="ce7"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style-name="ce7"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style-name="ce7"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style-name="ce7"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style-name="ce7"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style-name="ce7"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style-name="ce7"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style-name="ce7"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style-name="ce7"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style-name="ce7"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style-name="ce7"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style-name="ce7"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style-name="ce7"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style-name="ce7"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style-name="ce7"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style-name="ce7"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style-name="ce7"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style-name="ce7"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style-name="ce7"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style-name="ce7"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style-name="ce7"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style-name="ce7"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style-name="ce7"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style-name="ce7"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style-name="ce7"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style-name="ce7"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style-name="ce7"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style-name="ce7"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style-name="ce7"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style-name="ce7"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style-name="ce7"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style-name="ce7"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style-name="ce7"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style-name="ce7"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style-name="ce7"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style-name="ce7"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style-name="ce7"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style-name="ce7"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style-name="ce7"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style-name="ce7"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style-name="ce7"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style-name="ce7"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style-name="ce7"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style-name="ce7"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style-name="ce7"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style-name="ce7"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style-name="ce7"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style-name="ce7"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style-name="ce7"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style-name="ce7"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style-name="ce7"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style-name="ce7"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style-name="ce7"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style-name="ce7"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style-name="ce7"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style-name="ce7"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style-name="ce7"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style-name="ce7"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style-name="ce7"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style-name="ce7"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style-name="ce7"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style-name="ce7"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style-name="ce7"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style-name="ce7"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style-name="ce7"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style-name="ce7"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style-name="ce7"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style-name="ce7"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style-name="ce7"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style-name="ce7"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style-name="ce7"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style-name="ce7"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style-name="ce7"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style-name="ce7"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style-name="ce7"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style-name="ce7"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style-name="ce7"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style-name="ce7"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style-name="ce7"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style-name="ce7"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style-name="ce7"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style-name="ce7"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style-name="ce7"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style-name="ce7"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style-name="ce7"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style-name="ce7"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style-name="ce7"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style-name="ce7"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style-name="ce7"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style-name="ce7"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style-name="ce7"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style-name="ce7"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style-name="ce7"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style-name="ce7"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style-name="ce7"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style-name="ce7"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style-name="ce7"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style-name="ce7"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style-name="ce7"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style-name="ce7"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style-name="ce7"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style-name="ce7"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style-name="ce7"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style-name="ce7"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style-name="ce7"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style-name="ce7"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style-name="ce7"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style-name="ce7"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style-name="ce7"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style-name="ce7"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style-name="ce7"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style-name="ce7"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style-name="ce7"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style-name="ce7"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style-name="ce7"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style-name="ce7"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style-name="ce7"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style-name="ce7"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style-name="ce7"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style-name="ce7"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style-name="ce7"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style-name="ce7"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style-name="ce7"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style-name="ce7"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style-name="ce7"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style-name="ce7"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style-name="ce7"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style-name="ce7"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style-name="ce7"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style-name="ce7"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style-name="ce7"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style-name="ce7"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style-name="ce7"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style-name="ce7"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style-name="ce7"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style-name="ce7"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style-name="ce7"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style-name="ce7"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style-name="ce7"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style-name="ce7"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style-name="ce7"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style-name="ce7"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style-name="ce7"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style-name="ce7"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style-name="ce7"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style-name="ce7"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style-name="ce7"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style-name="ce7"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style-name="ce7"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style-name="ce7"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style-name="ce7"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style-name="ce7"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style-name="ce7"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style-name="ce7"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style-name="ce7"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style-name="ce7"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style-name="ce7"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style-name="ce7"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style-name="ce7"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style-name="ce7"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style-name="ce7"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style-name="ce7"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style-name="ce7"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style-name="ce7"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style-name="ce7"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style-name="ce7"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style-name="ce7"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style-name="ce7"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style-name="ce7"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style-name="ce7"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style-name="ce7"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  <table:table-cell table:style-name="ce8" table:number-columns-repeated="2"/>
          <table:table-cell table:number-columns-repeated="24"/>
        </table:table-row>
        <table:table-row table:style-name="ro1">
          <table:table-cell table:style-name="ce4"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style-name="ce7"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style-name="ce7"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style-name="ce7"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style-name="ce7"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style-name="ce7"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style-name="ce7"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style-name="ce7"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style-name="ce7"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style-name="ce7"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style-name="ce7"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style-name="ce7"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style-name="ce7"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style-name="ce7"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style-name="ce7"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style-name="ce7"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style-name="ce7"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style-name="ce7"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style-name="ce7"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style-name="ce7"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style-name="ce7"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style-name="ce7"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style-name="ce7"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style-name="ce7"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style-name="ce7"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style-name="ce7"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  <table:table-cell table:style-name="ce8" table:number-columns-repeated="2"/>
          <table:table-cell table:number-columns-repeated="24"/>
        </table:table-row>
        <table:table-row table:style-name="ro2" table:number-rows-repeated="4">
          <table:table-cell table:style-name="ce5"/>
          <table:table-cell table:style-name="ce8" table:number-columns-repeated="27"/>
          <table:table-cell table:number-columns-repeated="24"/>
        </table:table-row>
        <table:table-row table:style-name="ro2">
          <table:table-cell table:style-name="ce5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Z</text:p>
          </table:table-cell>
          <table:table-cell table:style-name="ce8" table:number-columns-repeated="17"/>
          <table:table-cell table:number-columns-repeated="24"/>
        </table:table-row>
        <table:table-row table:style-name="ro2">
          <table:table-cell table:style-name="ce5"/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U</text:p>
          </table:table-cell>
          <table:table-cell table:style-name="ce8" table:number-columns-repeated="17"/>
          <table:table-cell table:number-columns-repeated="24"/>
        </table:table-row>
        <table:table-row table:style-name="ro2">
          <table:table-cell table:style-name="ce5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T</text:p>
          </table:table-cell>
          <table:table-cell table:style-name="ce8" table:number-columns-repeated="17"/>
          <table:table-cell table:number-columns-repeated="24"/>
        </table:table-row>
        <table:table-row table:style-name="ro2">
          <table:table-cell table:style-name="ce5"/>
          <table:table-cell table:style-name="ce8" table:number-columns-repeated="27"/>
          <table:table-cell table:number-columns-repeated="24"/>
        </table:table-row>
        <table:table-row table:style-name="ro2">
          <table:table-cell table:style-name="ce5"/>
          <table:table-cell table:style-name="ce8" table:number-columns-repeated="11"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A</text:p>
          </table:table-cell>
          <table:table-cell table:style-name="ce8" table:number-columns-repeated="6"/>
          <table:table-cell table:number-columns-repeated="23"/>
        </table:table-row>
        <table:table-row table:style-name="ro2">
          <table:table-cell table:style-name="ce5"/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<text:s/>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M</text:p>
          </table:table-cell>
          <table:table-cell table:style-name="ce11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M</text:p>
          </table:table-cell>
          <table:table-cell table:style-name="ce8"/>
          <table:table-cell table:number-columns-repeated="23"/>
        </table:table-row>
        <table:table-row table:style-name="ro2">
          <table:table-cell table:style-name="ce5"/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Z</text:p>
          </table:table-cell>
          <table:table-cell table:style-name="ce7"/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D</text:p>
          </table:table-cell>
          <table:table-cell table:style-name="ce8"/>
          <table:table-cell table:number-columns-repeated="23"/>
        </table:table-row>
        <table:table-row table:style-name="ro2">
          <table:table-cell table:style-name="ce5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string" calcext:value-type="string">
            <text:p>P</text:p>
          </table:table-cell>
          <table:table-cell table:style-name="ce8"/>
          <table:table-cell table:number-columns-repeated="23"/>
        </table:table-row>
        <table:table-row table:style-name="ro2">
          <table:table-cell table:style-name="ce5"/>
          <table:table-cell table:style-name="ce8" table:number-columns-repeated="28"/>
          <table:table-cell table:number-columns-repeated="23"/>
        </table:table-row>
        <table:table-row table:style-name="ro2" table:number-rows-repeated="1048536">
          <table:table-cell table:number-columns-repeated="52"/>
        </table:table-row>
        <table:table-row table:style-name="ro2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07:14:36.65566879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4.764228194</meta:creation-date>
    <dc:date>2019-02-27T07:38:02.172443910</dc:date>
    <meta:editing-duration>PT19M15S</meta:editing-duration>
    <meta:editing-cycles>5</meta:editing-cycles>
    <meta:generator>LibreOffice/6.0.7.3$Linux_X86_64 LibreOffice_project/00m0$Build-3</meta:generator>
    <meta:document-statistic meta:table-count="1" meta:cell-count="793" meta:object-count="0"/>
  </office:meta>
</office:document-meta>
</file>